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0.512cm" fo:min-width="10.9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7cm" fo:min-width="0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.544cm" fo:min-width="2.8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655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1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24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28cm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draw:marker-start-width="0.242cm" draw:marker-end-width="0.242cm" draw:fill-color="#ffffff" draw:textarea-horizontal-align="justify" draw:textarea-vertical-align="middle" draw:auto-grow-height="false" fo:min-height="0.738cm" fo:min-width="0cm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botto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  <style:text-properties fo:font-size="12pt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  <style:text-properties fo:font-size="6pt" style:font-size-asian="8pt" style:font-size-complex="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pt" style:font-size-asian="8pt" style:font-size-complex="8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0.762cm" svg:x="2.905cm" svg:y="7.35cm">
          <text:p text:style-name="P1"><text:span text:style-name="T1">Conveyor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0.367cm" svg:height="0.367cm" svg:x="2.905cm" svg:y="8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367cm" svg:height="0.367cm" svg:x="2.919cm" svg:y="6.96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4" draw:layer="layout" svg:width="3.302cm" svg:height="2.794cm" svg:x="3.794cm" svg:y="6.334cm">
          <text:p text:style-name="P1"><text:span text:style-name="T2">Color</text:span><text:span text:style-name="T2"><text:line-break/></text:span><text:span text:style-name="T2"> Detector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5" draw:layer="layout" svg:width="0.367cm" svg:height="0.367cm" svg:x="7.477cm" svg:y="8.12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0.367cm" svg:height="0.367cm" svg:x="7.491cm" svg:y="6.9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6" draw:layer="layout" svg:width="1.124cm" svg:height="0.645cm" svg:x="2.543cm" svg:y="6.197cm">
          <draw:text-box>
            <text:p><text:span text:style-name="T3">LB1</text:span></text:p>
          </draw:text-box>
        </draw:frame>
        <draw:frame draw:style-name="gr5" draw:text-style-name="P6" draw:layer="layout" svg:width="1.124cm" svg:height="0.645cm" svg:x="7.242cm" svg:y="6.207cm">
          <draw:text-box>
            <text:p><text:span text:style-name="T3">LB2</text:span></text:p>
          </draw:text-box>
        </draw:frame>
        <draw:g>
          <draw:custom-shape draw:style-name="gr6" draw:text-style-name="P7" draw:layer="layout" svg:width="0.508cm" svg:height="1.905cm" svg:x="9.636cm" svg:y="8.1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367cm" svg:height="0.367cm" draw:transform="rotate (1.5707963267949) translate (10.158cm 10.00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3" draw:layer="layout" svg:width="0.367cm" svg:height="0.367cm" draw:transform="rotate (-1.5707963267949) translate (9.622cm 9.633cm)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7" draw:layer="layout" svg:width="0.508cm" svg:height="1.905cm" svg:x="11.541cm" svg:y="8.1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367cm" svg:height="0.367cm" draw:transform="rotate (1.5707963267949) translate (12.063cm 10.00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3" draw:layer="layout" svg:width="0.367cm" svg:height="0.367cm" draw:transform="rotate (-1.5707963267949) translate (11.527cm 9.633cm)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7" draw:layer="layout" svg:width="0.508cm" svg:height="1.905cm" svg:x="13.319cm" svg:y="8.1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367cm" svg:height="0.367cm" draw:transform="rotate (1.5707963267949) translate (13.841cm 10.00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3" draw:layer="layout" svg:width="0.367cm" svg:height="0.367cm" draw:transform="rotate (-1.5707963267949) translate (13.305cm 9.633cm)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7" draw:text-style-name="P6" draw:layer="layout" svg:width="1.162cm" svg:height="0.645cm" svg:x="9.255cm" svg:y="10.017cm">
          <draw:text-box>
            <text:p><text:span text:style-name="T3">blue</text:span></text:p>
          </draw:text-box>
        </draw:frame>
        <draw:frame draw:style-name="gr8" draw:text-style-name="P6" draw:layer="layout" svg:width="1.01cm" svg:height="0.645cm" svg:x="11.287cm" svg:y="10.007cm">
          <draw:text-box>
            <text:p><text:span text:style-name="T3">red</text:span></text:p>
          </draw:text-box>
        </draw:frame>
        <draw:frame draw:style-name="gr9" draw:text-style-name="P6" draw:layer="layout" svg:width="1.319cm" svg:height="0.645cm" svg:x="12.938cm" svg:y="10.007cm">
          <draw:text-box>
            <text:p><text:span text:style-name="T3">white</text:span></text:p>
          </draw:text-box>
        </draw:frame>
        <draw:frame draw:style-name="gr10" draw:text-style-name="P8" draw:layer="layout" svg:width="0.879cm" svg:height="0.489cm" svg:x="8.503cm" svg:y="9.528cm">
          <draw:text-box>
            <text:p><text:span text:style-name="T4">LB3</text:span></text:p>
          </draw:text-box>
        </draw:frame>
        <draw:frame draw:style-name="gr10" draw:text-style-name="P8" draw:layer="layout" svg:width="0.879cm" svg:height="0.489cm" svg:x="11.414cm" svg:y="9.528cm">
          <draw:text-box>
            <text:p><text:span text:style-name="T4">LB4</text:span></text:p>
          </draw:text-box>
        </draw:frame>
        <draw:frame draw:style-name="gr10" draw:text-style-name="P8" draw:layer="layout" svg:width="0.879cm" svg:height="0.489cm" svg:x="14.218cm" svg:y="9.636cm">
          <draw:text-box>
            <text:p><text:span text:style-name="T4">LB5</text:span></text:p>
          </draw:text-box>
        </draw:frame>
        <draw:g>
          <draw:custom-shape draw:style-name="gr11" draw:text-style-name="P1" draw:layer="layout" svg:width="0.381cm" svg:height="1.524cm" svg:x="9.636cm" svg:y="5.44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0.33cm" svg:height="0.127cm" svg:x="9.661cm" svg:y="6.08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0.076cm" svg:height="1.016cm" svg:x="9.788cm" svg:y="6.2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381cm" svg:height="1.524cm" svg:x="11.541cm" svg:y="5.44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0.33cm" svg:height="0.127cm" svg:x="11.566cm" svg:y="6.08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0.076cm" svg:height="1.016cm" svg:x="11.693cm" svg:y="6.2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381cm" svg:height="1.524cm" svg:x="13.319cm" svg:y="5.44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0.33cm" svg:height="0.127cm" svg:x="13.344cm" svg:y="6.08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0.076cm" svg:height="1.016cm" svg:x="13.471cm" svg:y="6.207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0" draw:layer="layout" svg:width="1.45cm" svg:height="0.569cm" svg:x="9.202cm" svg:y="4.876cm">
          <draw:text-box>
            <text:p><text:span text:style-name="T5">Piston1</text:span></text:p>
          </draw:text-box>
        </draw:frame>
        <draw:frame draw:style-name="gr14" draw:text-style-name="P10" draw:layer="layout" svg:width="1.45cm" svg:height="0.569cm" svg:x="10.98cm" svg:y="4.876cm">
          <draw:text-box>
            <text:p><text:span text:style-name="T5">Piston2</text:span></text:p>
          </draw:text-box>
        </draw:frame>
        <draw:frame draw:style-name="gr14" draw:text-style-name="P10" draw:layer="layout" svg:width="1.45cm" svg:height="0.569cm" svg:x="12.758cm" svg:y="4.876cm">
          <draw:text-box>
            <text:p><text:span text:style-name="T5">Piston3</text:span></text:p>
          </draw:text-box>
        </draw:frame>
        <draw:line draw:style-name="gr15" draw:text-style-name="P11" draw:layer="layout" svg:x1="2.143cm" svg:y1="4.175cm" svg:x2="15.351cm" svg:y2="4.175cm">
          <text:p/>
        </draw:line>
        <draw:line draw:style-name="gr16" draw:text-style-name="P11" xml:id="id1" draw:id="id1" draw:layer="layout" svg:x1="3.159cm" svg:y1="6.08cm" svg:x2="3.159cm" svg:y2="3.286cm">
          <text:p/>
        </draw:line>
        <draw:line draw:style-name="gr16" draw:text-style-name="P11" xml:id="id2" draw:id="id2" draw:layer="layout" svg:x1="7.731cm" svg:y1="6.207cm" svg:x2="7.731cm" svg:y2="3.159cm">
          <text:p/>
        </draw:line>
        <draw:line draw:style-name="gr16" draw:text-style-name="P11" draw:layer="layout" svg:x1="5.445cm" svg:y1="6.08cm" svg:x2="5.445cm" svg:y2="3.921cm">
          <text:p/>
        </draw:line>
        <draw:line draw:style-name="gr16" draw:text-style-name="P11" draw:layer="layout" svg:x1="9.89cm" svg:y1="4.81cm" svg:x2="9.89cm" svg:y2="3.286cm">
          <text:p/>
        </draw:line>
        <draw:line draw:style-name="gr16" draw:text-style-name="P11" draw:layer="layout" svg:x1="11.668cm" svg:y1="4.81cm" svg:x2="11.668cm" svg:y2="2.651cm">
          <text:p/>
        </draw:line>
        <draw:line draw:style-name="gr16" draw:text-style-name="P11" draw:layer="layout" svg:x1="13.446cm" svg:y1="4.81cm" svg:x2="13.446cm" svg:y2="2.143cm">
          <text:p/>
        </draw:line>
        <draw:connector draw:style-name="gr17" draw:text-style-name="P12" draw:layer="layout" draw:type="line" svg:x1="7.706cm" svg:y1="3.522cm" svg:x2="9.905cm" svg:y2="3.555cm" svg:d="M7706 3522l2199 33" svg:viewBox="0 0 2200 34">
          <text:p text:style-name="P1"><text:span text:style-name="T3">24mm</text:span></text:p>
        </draw:connector>
        <draw:connector draw:style-name="gr17" draw:text-style-name="P12" draw:layer="layout" draw:type="line" svg:x1="7.706cm" svg:y1="2.927cm" svg:x2="11.641cm" svg:y2="3.01cm" svg:d="M7706 2927l3935 83" svg:viewBox="0 0 3936 84">
          <text:p text:style-name="P1"><text:span text:style-name="T3">79mm</text:span></text:p>
        </draw:connector>
        <draw:connector draw:style-name="gr17" draw:text-style-name="P12" draw:layer="layout" draw:type="line" svg:x1="7.706cm" svg:y1="2.365cm" svg:x2="13.411cm" svg:y2="2.431cm" svg:d="M7706 2365l5705 66" svg:viewBox="0 0 5706 67">
          <text:p text:style-name="P13">140mm</text:p>
        </draw:connector>
        <draw:connector draw:style-name="gr18" draw:text-style-name="P11" draw:layer="layout" draw:type="line" svg:x1="3.159cm" svg:y1="4.683cm" svg:x2="7.731cm" svg:y2="4.683cm" draw:start-shape="id1" draw:end-shape="id2" svg:d="M3159 4683h4572" svg:viewBox="0 0 4573 1">
          <text:p text:style-name="P1">184mm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fo:padding-bottom="0.457cm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3:27:21.598739815</meta:creation-date>
    <dc:date>2017-02-17T11:43:07.413530555</dc:date>
    <meta:editing-duration>PT7M31S</meta:editing-duration>
    <meta:editing-cycles>2</meta:editing-cycles>
    <meta:generator>LibreOffice/5.1.4.2$Linux_X86_64 LibreOffice_project/10m0$Build-2</meta:generator>
    <meta:document-statistic meta:object-count="57"/>
  </office:meta>
</office:document-meta>
</file>